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3f451" officeooo:paragraph-rsid="0003f451" style:font-weight-asian="bold" style:font-weight-complex="bold"/>
    </style:style>
    <style:style style:name="P2" style:family="paragraph" style:parent-style-name="Standard">
      <style:text-properties officeooo:rsid="0003f451" officeooo:paragraph-rsid="0003f451"/>
    </style:style>
    <style:style style:name="P3" style:family="paragraph" style:parent-style-name="Standard">
      <style:text-properties officeooo:rsid="0005b450" officeooo:paragraph-rsid="0005b450"/>
    </style:style>
    <style:style style:name="P4" style:family="paragraph" style:parent-style-name="Standard" style:list-style-name="L1">
      <style:text-properties officeooo:rsid="0003f451" officeooo:paragraph-rsid="0003f451"/>
    </style:style>
    <style:style style:name="P5" style:family="paragraph" style:parent-style-name="Standard" style:list-style-name="L2">
      <style:text-properties officeooo:paragraph-rsid="0005b450"/>
    </style:style>
    <style:style style:name="P6" style:family="paragraph" style:parent-style-name="Standard" style:list-style-name="L2">
      <style:text-properties officeooo:rsid="0005b450" officeooo:paragraph-rsid="0005b450"/>
    </style:style>
    <style:style style:name="P7" style:family="paragraph" style:parent-style-name="Standard" style:list-style-name="L1">
      <style:text-properties officeooo:rsid="000819d2" officeooo:paragraph-rsid="000819d2"/>
    </style:style>
    <style:style style:name="T1" style:family="text">
      <style:text-properties officeooo:rsid="0005b4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b450" style:font-weight-asian="bold" style:font-weight-complex="bold"/>
    </style:style>
    <style:style style:name="T4" style:family="text">
      <style:text-properties officeooo:rsid="000819d2"/>
    </style:style>
    <style:style style:name="T5" style:family="text">
      <style:text-properties style:text-underline-style="solid" style:text-underline-width="auto" style:text-underline-color="font-color" officeooo:rsid="0005b4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r una página web con las siguientes características:</text:p>
      <text:p text:style-name="P2"/>
      <text:list xml:id="list3250901976" text:style-name="L1">
        <text:list-item>
          <text:p text:style-name="P4"><text:span text:style-name="T2">Crear una lista</text:span> ordenada o no, con <text:span text:style-name="T2">seis</text:span> elementos, donde:</text:p>
          <text:list>
            <text:list-item>
              <text:p text:style-name="P4">Cada elemento será una <text:span text:style-name="T2">imagen</text:span>, de un <text:span text:style-name="T2">tamaño</text:span> de 100px por 100px.</text:p>
            </text:list-item>
            <text:list-item>
              <text:p text:style-name="P7">Las imágenes deben estar en una carpeta llamada img (estará en el raíz del proyecto)</text:p>
            </text:list-item>
            <text:list-item>
              <text:p text:style-name="P4">En el caso de que la imagen <text:span text:style-name="T2">no se pueda cargar</text:span> debe aparecer la descripción de esta.</text:p>
            </text:list-item>
            <text:list-item>
              <text:p text:style-name="P4"><text:span text:style-name="T2">Junto a la imagen</text:span> debe aparecer el texto “pincha aquí” <text:span text:style-name="T2">tachado</text:span>, ademas “pincha” en <text:span text:style-name="T2">negrita</text:span> y “aquí” <text:span text:style-name="T2">subrayado</text:span>.</text:p>
            </text:list-item>
            <text:list-item>
              <text:p text:style-name="P4"><text:span text:style-name="T2">Cuando se pinche</text:span> sobre la imagen o el texto nos debe llevar a otra página web, en la mitad de los casos en la <text:span text:style-name="T2">misma ventana</text:span> y la otra mitad en <text:span text:style-name="T2">una nueva</text:span>.</text:p>
              <text:p text:style-name="P4"/>
            </text:list-item>
          </text:list>
        </text:list-item>
        <text:list-item>
          <text:p text:style-name="P4">Dentro de la página debe aparecer un <text:span text:style-name="T2">párrafo</text:span> con el código <text:span text:style-name="T3">E</text:span><text:span text:style-name="T2">mmet</text:span> para generar el <text:span text:style-name="T2">esqueleto del HTML de la list</text:span>a de forma rápida para <text:span text:style-name="T2">6 elementos.</text:span></text:p>
        </text:list-item>
      </text:list>
      <text:p text:style-name="P2"/>
      <text:p text:style-name="P3">Rubrica</text:p>
      <text:list xml:id="list62372889" text:style-name="L2">
        <text:list-item>
          <text:p text:style-name="P5"><text:span text:style-name="T1">Contenido del </text:span><text:span text:style-name="T5">primer</text:span><text:span text:style-name="T1"> apartado </text:span><text:s/>(lista <text:span text:style-name="T1">con todos los elementos</text:span>, las imágenes, los enlaces, <text:span text:style-name="T1">todos </text:span>los atributos necesarios, ...) <text:span text:style-name="T4">5</text:span><text:span text:style-name="T1"> puntos</text:span></text:p>
        </text:list-item>
        <text:list-item>
          <text:p text:style-name="P5"><text:span text:style-name="T1">Crear el párrafo y el código </text:span><text:span text:style-name="T3">Emmet</text:span><text:span text:style-name="T1"> correcto. 2 puntos.</text:span></text:p>
        </text:list-item>
        <text:list-item>
          <text:p text:style-name="P6">Buenas prácticas. <text:span text:style-name="T4">3</text:span> punto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jemplo" style:family="paragraph" style:parent-style-name="Text_20_body" style:master-page-name="">
      <loext:graphic-properties draw:fill="solid" draw:fill-color="#dddddd"/>
      <style:paragraph-properties fo:margin-top="0cm" fo:margin-bottom="0.101cm" loext:contextual-spacing="false" fo:line-height="0.45cm" style:page-number="auto" fo:background-color="#dddddd" fo:padding="0.15cm" fo:border="0.06pt solid #000000" style:shadow="#ffdbb6 0.176cm 0.176cm">
        <style:tab-stops/>
      </style:paragraph-properties>
      <style:text-properties fo:font-size="11pt" officeooo:rsid="002bfc61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3f451" officeooo:paragraph-rsid="0003f45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esarrollo Aplicaciones web<text:tab/><text:tab/>Desarrollo Interfaces Web</text:p>
        <text:p text:style-name="MP1">Unidad de Trabajo 01</text:p>
        <text:p text:style-name="MP1"><text:tab/>Actividad 01.0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1:08:24.643349838</meta:creation-date>
    <dc:date>2021-09-29T12:41:49.230706511</dc:date>
    <meta:editing-duration>PT7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98" meta:character-count="1076" meta:non-whitespace-character-count="901"/>
  </office:meta>
</office:document-meta>
</file>